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Arial2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7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9.19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65cm" fo:break-before="auto" style:use-optimal-row-height="true"/>
    </style:style>
    <style:style style:name="ro3" style:family="table-row">
      <style:table-row-properties style:row-height="1.41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26cm solid #000000" fo:background-color="#efefef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entrega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2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>
            <text:p>Item a verificar</text:p>
          </table:table-cell>
          <table:table-cell table:style-name="ce1" office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odas estórias têm um identificador único no projeto? De preferência devem ser usados mnemônicos, em vez de numeração.</text:p>
          </table:table-cell>
          <table:table-cell table:style-name="ce2" office:value-type="string">
            <text:p>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odas estórias seguem a estrutura recomendada ("Como... eu quero... a fim de... ")?</text:p>
          </table:table-cell>
          <table:table-cell table:style-name="ce2" office:value-type="string">
            <text:p>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Foram definidas condições de satisfação apropriadas e completas para as estórias necessárias?</text:p>
          </table:table-cell>
          <table:table-cell table:style-name="ce2" office:value-type="string">
            <text:p>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Todas estórias estão descritas mantendo o foco na necessidade do usuário, em vez de trazer o foco para a descrição do sistema?</text:p>
          </table:table-cell>
          <table:table-cell table:style-name="ce2" office:value-type="string">
            <text:p>S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Todas estórias dizem respeito ao escopo do produto? Responda não se houver alguma estória que trate de itens que não fazem parte do escopo do produto.</text:p>
          </table:table-cell>
          <table:table-cell table:style-name="ce2" office:value-type="string">
            <text:p>S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Todas estórias satisfazem os critérios de qualidade de uma boa estória, ou seja, são independentes, negociáveis, valiosas para os usuários ou clientes, estimáveis, pequenas e testáveis?</text:p>
          </table:table-cell>
          <table:table-cell table:style-name="ce2" office:value-type="string">
            <text:p>S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O conjunto de estórias descritas reflete o conjunto de todas necessidades do usuário a serem satisfeitas no projeto? Responda não se faltar a descrição de alguma necessidade do usuário.</text:p>
          </table:table-cell>
          <table:table-cell table:style-name="ce2" office:value-type="string">
            <text:p>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s papéis de usuário foram considerados para escrever estórias direcionadas, quando necessário?</text:p>
          </table:table-cell>
          <table:table-cell table:style-name="ce2" office:value-type="string">
            <text:p>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ota</text:p>
          </table:table-cell>
          <table:table-cell table:style-name="ce5" office:value-type="float" office:value="8">
            <text:p>8</text:p>
          </table:table-cell>
          <table:table-cell table:number-columns-repeated="1022"/>
        </table:table-row>
        <table:table-row table:style-name="ro1" table:number-rows-repeated="9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ega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2" table:default-cell-style-name="ce4"/>
        <table:table-column table:style-name="co2" table:number-columns-repeated="999" table:default-cell-style-name="Default"/>
        <table:table-row table:style-name="ro4">
          <table:table-cell table:style-name="ce1" office:value-type="string">
            <text:p>Item a verificar</text:p>
          </table:table-cell>
          <table:table-cell table:style-name="ce1" office:value-type="string">
            <text:p>Avaliação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Todas estórias têm um identificador único no projeto? De preferência devem ser usados mnemônicos, em vez de numeração.</text:p>
          </table:table-cell>
          <table:table-cell table:style-name="ce2" office:value-type="string">
            <text:p>N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Todas estórias seguem a estrutura recomendada ("Como... eu quero... a fim de... ")?</text:p>
          </table:table-cell>
          <table:table-cell table:style-name="ce2" office:value-type="string">
            <text:p>S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Foram definidas condições de satisfação apropriadas e completas para as estórias necessárias?</text:p>
          </table:table-cell>
          <table:table-cell table:style-name="ce2" office:value-type="string">
            <text:p>S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Todas estórias estão descritas mantendo o foco na necessidade do usuário, em vez de trazer o foco para a descrição do sistema?</text:p>
          </table:table-cell>
          <table:table-cell table:style-name="ce2" office:value-type="string">
            <text:p>S</text:p>
          </table:table-cell>
          <table:table-cell table:number-columns-repeated="1022"/>
        </table:table-row>
        <table:table-row table:style-name="ro6">
          <table:table-cell table:style-name="ce2" office:value-type="string">
            <text:p>Todas estórias dizem respeito ao escopo do produto? Responda não se houver alguma estória que trate de itens que não fazem parte do escopo do produto.</text:p>
          </table:table-cell>
          <table:table-cell table:style-name="ce2" office:value-type="string">
            <text:p>S</text:p>
          </table:table-cell>
          <table:table-cell table:number-columns-repeated="1022"/>
        </table:table-row>
        <table:table-row table:style-name="ro6">
          <table:table-cell table:style-name="ce2" office:value-type="string">
            <text:p>Todas estórias satisfazem os critérios de qualidade de uma boa estória, ou seja, são independentes, negociáveis, valiosas para os usuários ou clientes, estimáveis, pequenas e testáveis?</text:p>
          </table:table-cell>
          <table:table-cell table:style-name="ce2" office:value-type="string">
            <text:p>N</text:p>
          </table:table-cell>
          <table:table-cell table:number-columns-repeated="1022"/>
        </table:table-row>
        <table:table-row table:style-name="ro6">
          <table:table-cell table:style-name="ce2" office:value-type="string">
            <text:p>O conjunto de estórias descritas reflete o conjunto de todas necessidades do usuário a serem satisfeitas no projeto? Responda não se faltar a descrição de alguma necessidade do usuário.</text:p>
          </table:table-cell>
          <table:table-cell table:style-name="ce2" office:value-type="string">
            <text:p>N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Os papéis de usuário foram considerados para escrever estórias direcionadas, quando necessário?</text:p>
          </table:table-cell>
          <table:table-cell table:style-name="ce2" office:value-type="string">
            <text:p>N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Nota</text:p>
          </table:table-cell>
          <table:table-cell table:style-name="ce5" office:value-type="float" office:value="6">
            <text:p>6</text:p>
          </table:table-cell>
          <table:table-cell table:number-columns-repeated="1022"/>
        </table:table-row>
        <table:table-row table:style-name="ro1" table:number-rows-repeated="99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mbria" svg:font-family="Cambria"/>
    <style:font-face style:name="Arial" svg:font-family="Arial" style:font-family-generic="swiss"/>
    <style:font-face style:name="Arial2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6/03/2018</text:date>, <text:time>20:5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8-03-06T20:52:31.45</dc:date>
    <dc:creator>Patrícia Matsubara</dc:creator>
    <meta:editing-duration>PT56M10S</meta:editing-duration>
    <meta:editing-cycles>7</meta:editing-cycles>
    <meta:document-statistic meta:table-count="2" meta:cell-count="40" meta:object-count="0"/>
  </office:meta>
</office:document-meta>
</file>